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al_dummy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est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tehlik</meta:initial-creator>
    <meta:creation-date>2015-02-11T11:47:35.121859538</meta:creation-date>
    <dc:date>2015-02-11T11:48:14.192862981</dc:date>
    <dc:creator>Alexander Stehlik</dc:creator>
    <meta:editing-duration>PT39S</meta:editing-duration>
    <meta:editing-cycles>1</meta:editing-cycles>
    <meta:document-statistic meta:object-count="25"/>
    <meta:generator>LibreOffice/4.3.3.2$Linux_X86_64 LibreOffice_project/430m0$Build-2</meta:generator>
  </office:meta>
</office:document-meta>
</file>